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gr9" style:family="graphic" style:parent-style-name="standard">
      <style:graphic-properties draw:stroke="solid" draw:stroke-dash="Ultrafine_20_Dashed" svg:stroke-color="#000000" svg:stroke-opacity="100%" draw:fill-color="#ffffff" draw:opacity="100%" draw:opacity-name="Transparency_20_4" draw:textarea-horizontal-align="justify" draw:textarea-vertical-align="middle" draw:auto-grow-height="false" fo:min-height="5.15cm" fo:min-width="6cm"/>
    </style:style>
    <style:style style:name="gr1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35cm" fo:min-width="23.3cm"/>
    </style:style>
    <style:style style:name="gr1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5.35cm" fo:min-width="12.95cm"/>
    </style:style>
    <style:style style:name="gr1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65cm"/>
    </style:style>
    <style:style style:name="gr1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3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4.55cm" fo:min-width="10.4cm"/>
    </style:style>
    <style:style style:name="gr1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2cm"/>
    </style:style>
    <style:style style:name="gr1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6.75cm" fo:min-width="12.95cm"/>
    </style:style>
    <style:style style:name="gr17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2.5cm"/>
    </style:style>
    <style:style style:name="gr1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8cm"/>
    </style:style>
    <style:style style:name="gr19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3.15cm" fo:min-width="19.675cm"/>
    </style:style>
    <style:style style:name="gr2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8.725cm"/>
    </style:style>
    <style:style style:name="gr2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45cm" fo:min-width="7.413cm"/>
    </style:style>
    <style:style style:name="gr24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45cm" fo:min-width="7.413cm"/>
    </style:style>
    <style:style style:name="gr25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0.95cm" fo:min-width="15.251cm"/>
    </style:style>
    <style:style style:name="gr2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6.25cm" fo:min-width="12.95cm"/>
    </style:style>
    <style:style style:name="gr27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975cm"/>
    </style:style>
    <style:style style:name="gr2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10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 draw:opacity="100%" draw:opacity-name="Transparency_20_4"/>
      <style:paragraph-properties fo:text-align="center"/>
    </style:style>
    <style:style style:name="P9" style:family="paragraph">
      <loext:graphic-properties draw:fill-color="#ffffff" draw:opacity="100%" draw:opacity-name="Transparency_20_4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2" draw:layer="layout" svg:width="4.6cm" svg:height="1.1cm" svg:x="4.6cm" svg:y="1.7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10.5cm" svg:y="3.1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5" draw:text-style-name="P7" draw:layer="layout" svg:width="11.1cm" svg:height="6.4cm" svg:x="2.4cm" svg:y="7cm">
          <text:p text:style-name="P6">About Text</text:p>
          <text:p text:style-name="P6">------------------------------------------------</text:p>
          <text:p text:style-name="P6">-----------------------------------------------</text:p>
          <text:p text:style-name="P6">--------------------------------------------------</text:p>
          <text:p text:style-name="P6">--------------------------------------------------</text:p>
          <text:p text:style-name="P6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8.7cm" svg:y1="14.5cm" svg:x2="14.8cm" svg:y2="6cm">
            <text:p/>
          </draw:line>
          <draw:line draw:style-name="gr4" draw:text-style-name="P5" draw:layer="layout" svg:x1="14.808cm" svg:y1="14.513cm" svg:x2="28.692cm" svg:y2="5.987cm">
            <text:p/>
          </draw:line>
        </draw:g>
        <draw:g>
          <draw:custom-shape draw:style-name="gr7" draw:text-style-name="P4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3cm" svg:y1="20.892cm" svg:x2="2.8cm" svg:y2="15.508cm">
            <text:p/>
          </draw:line>
          <draw:line draw:style-name="gr4" draw:text-style-name="P5" draw:layer="layout" svg:x1="2.804cm" svg:y1="20.9cm" svg:x2="9.297cm" svg:y2="15.5cm">
            <text:p/>
          </draw:line>
        </draw:g>
        <draw:g>
          <draw:custom-shape draw:style-name="gr7" draw:text-style-name="P4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cm" svg:y1="20.892cm" svg:x2="11.5cm" svg:y2="15.508cm">
            <text:p/>
          </draw:line>
          <draw:line draw:style-name="gr4" draw:text-style-name="P5" draw:layer="layout" svg:x1="11.504cm" svg:y1="20.9cm" svg:x2="17.997cm" svg:y2="15.5cm">
            <text:p/>
          </draw:line>
        </draw:g>
        <draw:g>
          <draw:custom-shape draw:style-name="gr7" draw:text-style-name="P4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6.7cm" svg:y1="20.892cm" svg:x2="20.2cm" svg:y2="15.508cm">
            <text:p/>
          </draw:line>
          <draw:line draw:style-name="gr4" draw:text-style-name="P5" draw:layer="layout" svg:x1="20.204cm" svg:y1="20.9cm" svg:x2="26.697cm" svg:y2="15.5cm">
            <text:p/>
          </draw:line>
        </draw:g>
        <draw:custom-shape draw:style-name="gr6" draw:text-style-name="P4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</draw:page>
      <draw:page draw:name="Add To Site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9" draw:text-style-name="P8" draw:layer="layout" svg:width="6.5cm" svg:height="5.4cm" svg:x="2.8cm" svg:y="11.7cm">
          <text:p text:style-name="P1"><text:span text:style-name="T2">Travel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11.5cm" svg:y="11.7cm">
          <text:p text:style-name="P1"><text:span text:style-name="T2">Holida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20.2cm" svg:y="11.7cm">
          <text:p text:style-name="P1"><text:span text:style-name="T2">Hotel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9" draw:text-style-name="P9" draw:layer="layout" svg:width="6.5cm" svg:height="5.4cm" svg:x="7.3cm" svg:y="18.7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4cm" svg:x="16cm" svg:y="18.7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3.8cm" svg:height="4.6cm" svg:x="2.95cm" svg:y="5.8cm">
          <text:p text:style-name="P6">Contribute to the site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Travel Agent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4" draw:layer="layout" svg:width="13.45cm" svg:height="15.6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2.8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4.1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9.9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1.2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Add Hotel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16" draw:text-style-name="P4" draw:layer="layout" svg:width="13.45cm" svg:height="17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4.4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5.7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1.5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2.8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3cm" svg:height="1.3cm" svg:x="9.375cm" svg:y="12.3cm">
            <text:p text:style-name="P1">Sta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draw:layer="layout" svg:width="6.3cm" svg:height="1.3cm" svg:x="12.375cm" svg:y="12.3cm">
            <text:p text:style-name="P6">Radio buttons 1-5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new holiday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19" draw:text-style-name="P4" draw:layer="layout" svg:width="20.175cm" svg:height="23.4cm" svg:x="4.76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9.225cm" svg:height="1.3cm" svg:x="4.763cm" svg:y="6.7cm">
            <text:p text:style-name="P1">New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7.913cm" svg:height="1.3cm" svg:x="14.925cm" svg:y="9.6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4" draw:layer="layout" svg:width="7.913cm" svg:height="1.3cm" svg:x="6.975cm" svg:y="9.6cm">
            <text:p text:style-name="P1">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7.913cm" svg:height="1.3cm" svg:x="14.925cm" svg:y="12.1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4" draw:layer="layout" svg:width="7.913cm" svg:height="1.3cm" svg:x="6.975cm" svg:y="12.1cm">
            <text:p text:style-name="P1">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7.913cm" svg:height="1.3cm" svg:x="14.925cm" svg:y="14.6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4" draw:layer="layout" svg:width="7.913cm" svg:height="1.3cm" svg:x="6.975cm" svg:y="14.6cm">
            <text:p text:style-name="P1">Cost Per N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7.913cm" svg:height="1.3cm" svg:x="14.925cm" svg:y="24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4" draw:layer="layout" svg:width="7.913cm" svg:height="1.3cm" svg:x="6.975cm" svg:y="24cm">
            <text:p text:style-name="P1">Total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7.913cm" svg:height="1.7cm" svg:x="14.925cm" svg:y="26.3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7cm" svg:x="6.975cm" svg:y="26.3cm">
            <text:p text:style-name="P1">Number of</text:p>
            <text:p text:style-name="P1">Available Dat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15.751cm" svg:height="1.2cm" svg:x="6.975cm" svg:y="28.1cm">
            <text:p text:style-name="P1">----------------------------------------------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7.913cm" svg:height="1.3cm" svg:x="14.925cm" svg:y="17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4" draw:layer="layout" svg:width="7.913cm" svg:height="1.3cm" svg:x="6.975cm" svg:y="17cm">
            <text:p text:style-name="P1">Percentage Off With Dea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7.913cm" svg:height="1.3cm" svg:x="14.925cm" svg:y="19.3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4" draw:layer="layout" svg:width="7.913cm" svg:height="1.3cm" svg:x="6.975cm" svg:y="19.3cm">
            <text:p text:style-name="P1">Deal availability start dat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7.913cm" svg:height="1.3cm" svg:x="14.925cm" svg:y="21.7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4" draw:layer="layout" svg:width="7.913cm" svg:height="1.3cm" svg:x="6.975cm" svg:y="21.7cm">
            <text:p text:style-name="P1">Deal availability end dat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26" draw:text-style-name="P4" draw:layer="layout" svg:width="13.45cm" svg:height="16.5cm" svg:x="8.125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8.475cm" svg:height="1.3cm" svg:x="8.125cm" svg:y="11.4cm">
            <text:p text:style-name="P1">Available Dates of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10.5cm" svg:height="1.3cm" svg:x="9.6cm" svg:y="14.3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10.5cm" svg:height="1.3cm" svg:x="9.6cm" svg:y="1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10.5cm" svg:height="1.3cm" svg:x="9.6cm" svg:y="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10.5cm" svg:height="1.3cm" svg:x="9.6cm" svg:y="1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10.5cm" svg:height="1.3cm" svg:x="9.6cm" svg:y="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10.5cm" svg:height="1.3cm" svg:x="9.6cm" svg:y="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10.5cm" svg:height="1.3cm" svg:x="9.6cm" svg:y="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3.8cm" svg:height="4.6cm" svg:x="2.95cm" svg:y="5.8cm">
          <text:p text:style-name="P6">The Holiday has been added. Now select the dates it is available on.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26" draw:text-style-name="P4" draw:layer="layout" svg:width="13.45cm" svg:height="16.5cm" svg:x="8.125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8.475cm" svg:height="1.3cm" svg:x="8.125cm" svg:y="11.4cm">
            <text:p text:style-name="P1">Available Dates of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10.5cm" svg:height="1.3cm" svg:x="9.6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10.5cm" svg:height="1.3cm" svg:x="9.6cm" svg:y="1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10.5cm" svg:height="1.3cm" svg:x="9.6cm" svg:y="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10.5cm" svg:height="1.3cm" svg:x="9.6cm" svg:y="1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10.5cm" svg:height="1.3cm" svg:x="9.6cm" svg:y="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10.5cm" svg:height="1.3cm" svg:x="9.6cm" svg:y="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10.5cm" svg:height="1.3cm" svg:x="9.6cm" svg:y="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3.8cm" svg:height="4.6cm" svg:x="2.95cm" svg:y="5.8cm">
          <text:p text:style-name="P6">The Holiday has been added. Now select the dates it is available on.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6T18:54:29.028812000</dc:date>
    <meta:editing-duration>PT1H43M26S</meta:editing-duration>
    <meta:editing-cycles>30</meta:editing-cycles>
    <meta:generator>LibreOffice/5.2.6.2$MacOSX_X86_64 LibreOffice_project/a3100ed2409ebf1c212f5048fbe377c281438fdc</meta:generator>
    <meta:print-date>2017-06-15T20:49:22.054798000</meta:print-date>
    <meta:document-statistic meta:object-count="138"/>
  </office:meta>
</office:document-meta>
</file>